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4D60FB4967481DFF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textarea-horizontal-align="justify" draw:textarea-vertical-align="top" draw:auto-grow-height="false" fo:min-height="4.907cm" fo:min-width="11.96cm"/>
    </style:style>
    <style:style style:name="gr2" style:family="graphic" style:parent-style-name="standard">
      <style:graphic-properties draw:fill-color="#99ccff" draw:textarea-horizontal-align="justify" draw:textarea-vertical-align="top" draw:auto-grow-height="false" fo:min-height="5.051cm" fo:min-width="14.168cm"/>
    </style:style>
    <style:style style:name="gr3" style:family="graphic" style:parent-style-name="standard">
      <style:graphic-properties draw:fill-color="#cfe7f5" draw:textarea-horizontal-align="justify" draw:textarea-vertical-align="middle" draw:auto-grow-height="false" fo:min-height="0.475cm" fo:min-width="3.39cm"/>
    </style:style>
    <style:style style:name="gr4" style:family="graphic" style:parent-style-name="objectwithoutfill">
      <style:graphic-properties draw:marker-end="Arrow" draw:marker-end-width="0.203cm" draw:fill="none" draw:textarea-vertical-align="middle"/>
    </style:style>
    <style:style style:name="gr5" style:family="graphic" style:parent-style-name="standard">
      <style:graphic-properties draw:fill-color="#ffcccc" draw:textarea-horizontal-align="justify" draw:textarea-vertical-align="middle" draw:auto-grow-height="false" fo:min-height="0.543cm" fo:min-width="4.262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0.648cm" fo:min-width="2.643cm"/>
    </style:style>
    <style:style style:name="gr7" style:family="graphic" style:parent-style-name="standard">
      <style:graphic-properties draw:fill-color="#99ccff" draw:textarea-horizontal-align="justify" draw:textarea-vertical-align="top" draw:auto-grow-height="false" fo:min-height="3.761cm" fo:min-width="12.084cm"/>
    </style:style>
    <style:style style:name="gr8" style:family="graphic" style:parent-style-name="standard">
      <style:graphic-properties draw:fill="solid" draw:fill-color="#ff99ff" draw:textarea-horizontal-align="justify" draw:textarea-vertical-align="middle" draw:auto-grow-height="false" fo:min-height="0.475cm" fo:min-width="3.39cm"/>
    </style:style>
    <style:style style:name="gr9" style:family="graphic" style:parent-style-name="standard">
      <style:graphic-properties draw:stroke="none" svg:stroke-color="#000000" draw:fill="none" draw:fill-color="#ffffff" fo:min-height="0.471cm"/>
    </style:style>
    <style:style style:name="gr10" style:family="graphic" style:parent-style-name="standard">
      <style:graphic-properties draw:fill-color="#99ccff" draw:textarea-horizontal-align="justify" draw:textarea-vertical-align="top" draw:auto-grow-height="false" fo:min-height="10.351cm" fo:min-width="11.372cm"/>
    </style:style>
    <style:style style:name="gr11" style:family="graphic" style:parent-style-name="standard">
      <style:graphic-properties draw:fill-color="#99ccff" draw:textarea-horizontal-align="justify" draw:textarea-vertical-align="top" draw:auto-grow-height="false" fo:min-height="2.042cm" fo:min-width="5.126cm"/>
    </style:style>
    <style:style style:name="gr12" style:family="graphic" style:parent-style-name="standard">
      <style:graphic-properties draw:fill-color="#99ccff" draw:textarea-horizontal-align="justify" draw:textarea-vertical-align="top" draw:auto-grow-height="false" fo:min-height="4.049cm" fo:min-width="12.372cm"/>
    </style:style>
    <style:style style:name="gr13" style:family="graphic" style:parent-style-name="standard">
      <style:graphic-properties draw:fill-color="#99ccff" draw:textarea-horizontal-align="justify" draw:textarea-vertical-align="top" draw:auto-grow-height="false" fo:min-height="1.899cm" fo:min-width="4.607cm"/>
    </style:style>
    <style:style style:name="gr14" style:family="graphic" style:parent-style-name="standard">
      <style:graphic-properties draw:fill-color="#99ccff" draw:textarea-horizontal-align="justify" draw:textarea-vertical-align="top" draw:auto-grow-height="false" fo:min-height="4.119cm" fo:min-width="12.046cm"/>
    </style:style>
    <style:style style:name="gr15" style:family="graphic" style:parent-style-name="standard">
      <style:graphic-properties draw:fill-color="#99ccff" draw:textarea-horizontal-align="justify" draw:textarea-vertical-align="top" draw:auto-grow-height="false" fo:min-height="1.899cm" fo:min-width="5.048cm"/>
    </style:style>
    <style:style style:name="P1" style:family="paragraph">
      <style:paragraph-properties fo:text-align="center"/>
    </style:style>
    <style:style style:name="P2" style:family="paragraph">
      <loext:graphic-properties draw:fill-color="#99ccff"/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-color="#cfe7f5"/>
      <style:paragraph-properties fo:text-align="center"/>
      <style:text-properties fo:font-size="10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cccc"/>
      <style:paragraph-properties fo:text-align="center"/>
      <style:text-properties style:font-name="Arial" fo:font-size="10pt"/>
    </style:style>
    <style:style style:name="P6" style:family="paragraph">
      <loext:graphic-properties draw:fill-color="#ccffcc"/>
      <style:paragraph-properties fo:text-align="center"/>
      <style:text-properties style:font-name="Arial" fo:font-size="10pt" style:font-size-asian="18pt" style:font-size-complex="18pt"/>
    </style:style>
    <style:style style:name="P7" style:family="paragraph">
      <style:paragraph-properties fo:text-align="end" style:writing-mode="lr-tb"/>
    </style:style>
    <style:style style:name="P8" style:family="paragraph">
      <loext:graphic-properties draw:fill-color="#99ccff"/>
      <style:paragraph-properties fo:text-align="end" style:writing-mode="lr-tb"/>
      <style:text-properties fo:font-size="10pt" style:font-size-asian="18pt" style:font-size-complex="18pt"/>
    </style:style>
    <style:style style:name="P9" style:family="paragraph">
      <loext:graphic-properties draw:fill="solid" draw:fill-color="#ff99ff"/>
      <style:paragraph-properties fo:text-align="center"/>
      <style:text-properties fo:font-size="10pt" style:font-size-asian="18pt" style:font-size-complex="18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style:font-name="Arial" fo:font-size="10pt"/>
    </style:style>
    <style:style style:name="T3" style:family="text">
      <style:text-properties style:font-name="Arial" fo:font-size="10pt" style:font-size-asian="18pt" style:font-size-complex="18pt"/>
    </style:style>
    <style:style style:name="T4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est Runs and Results" draw:style-name="dp1" draw:master-page-name="Default">
        <draw:custom-shape draw:style-name="gr1" draw:text-style-name="P2" draw:layer="layout" svg:width="13.018cm" svg:height="5.715cm" svg:x="6.873cm" svg:y="11.795cm">
          <text:p text:style-name="P1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5.24cm" svg:height="5.873cm" svg:x="3.54cm" svg:y="4.175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968cm" svg:height="0.803cm" draw:transform="skewX (-0.00628318530717958) rotate (-0.00628318530718033) translate (3.859cm 5.603cm)">
          <text:p text:style-name="P1"><text:span text:style-name="T1">test_a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7.827cm" svg:y1="6.029cm" svg:x2="8.937cm" svg:y2="6.683cm" draw:start-shape="id1" draw:start-glue-point="1" draw:end-shape="id2" svg:d="M7827 6029l1110 654" svg:viewBox="0 0 1111 655">
          <text:p/>
        </draw:connector>
        <draw:custom-shape draw:style-name="gr5" draw:text-style-name="P5" xml:id="id3" draw:id="id3" draw:layer="layout" svg:width="4.762cm" svg:height="0.793cm" svg:x="13.7cm" svg:y="5.287cm">
          <text:p text:style-name="P1"><text:span text:style-name="T2">g_runners_nt arra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968cm" svg:height="0.803cm" draw:transform="skewX (-0.00628318530717958) rotate (-0.00628318530718033) translate (8.937cm 6.282cm)">
          <text:p text:style-name="P1"><text:span text:style-name="T1">load_runners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905cm" svg:y1="6.708cm" svg:x2="13.7cm" svg:y2="5.683cm" draw:start-shape="id2" draw:end-shape="id3" svg:d="M12905 6708l795-1025" svg:viewBox="0 0 796 1026">
          <text:p/>
        </draw:connector>
        <draw:connector draw:style-name="gr4" draw:text-style-name="P4" draw:layer="layout" draw:type="line" svg:x1="6.159cm" svg:y1="8.448cm" svg:x2="8.62cm" svg:y2="13.432cm" draw:start-shape="id4" draw:start-glue-point="2" draw:end-shape="id5" svg:d="M6159 8448l2461 4984" svg:viewBox="0 0 2462 4985">
          <text:p/>
        </draw:connector>
        <draw:custom-shape draw:style-name="gr3" draw:text-style-name="P3" xml:id="id5" draw:id="id5" draw:layer="layout" svg:width="3.968cm" svg:height="0.803cm" draw:transform="skewX (-0.00628318530717958) rotate (-0.00628318530718033) translate (8.62cm 13.031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159cm" svg:y1="8.448cm" svg:x2="3.619cm" svg:y2="15.776cm" draw:start-shape="id4" draw:start-glue-point="2" draw:end-shape="id6" draw:end-glue-point="0" svg:d="M6159 8448l-2540 7328" svg:viewBox="0 0 2541 7329">
          <text:p/>
        </draw:connector>
        <draw:custom-shape draw:style-name="gr3" draw:text-style-name="P3" xml:id="id7" draw:id="id7" draw:layer="layout" svg:width="3.968cm" svg:height="0.803cm" draw:transform="skewX (-0.00628318530717958) rotate (-0.00628318530718033) translate (8.62cm 14.459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8" draw:id="id8" draw:layer="layout" svg:width="4.445cm" svg:height="1.27cm" svg:x="16.24cm" svg:y="13.382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2.588cm" svg:y1="14.885cm" svg:x2="16.24cm" svg:y2="14.017cm" draw:start-shape="id7" draw:end-shape="id8" draw:end-glue-point="6" svg:d="M12588 14885l3652-868" svg:viewBox="0 0 3653 869">
          <text:p/>
        </draw:connector>
        <draw:custom-shape draw:style-name="gr7" draw:text-style-name="P8" draw:layer="layout" svg:width="13.018cm" svg:height="4.445cm" svg:x="6.556cm" svg:y="19.097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9" draw:id="id9" draw:layer="layout" svg:width="3.968cm" svg:height="0.803cm" draw:transform="skewX (-0.00628318530717958) rotate (-0.00628318530718033) translate (8.778cm 16.081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2.746cm" svg:y1="16.507cm" svg:x2="14.653cm" svg:y2="16.001cm" draw:start-shape="id9" draw:start-glue-point="1" draw:end-shape="id10" draw:end-glue-point="3" svg:d="M12746 16507l1907-506" svg:viewBox="0 0 1908 507">
          <text:p/>
        </draw:connector>
        <draw:custom-shape draw:style-name="gr6" draw:text-style-name="P6" xml:id="id14" draw:id="id14" draw:layer="layout" svg:width="4.445cm" svg:height="1.27cm" svg:x="15.128cm" svg:y="8.143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9" xml:id="id6" draw:id="id6" draw:layer="layout" svg:width="3.968cm" svg:height="0.803cm" draw:transform="skewX (-0.00628318530717958) rotate (-0.00628318530718033) translate (1.635cm 15.764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1" draw:id="id11" draw:layer="layout" svg:width="3.968cm" svg:height="0.803cm" draw:transform="skewX (-0.00628318530717958) rotate (-0.00628318530718033) translate (14.01cm 20.422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2" draw:id="id12" draw:layer="layout" svg:width="3.968cm" svg:height="0.803cm" draw:transform="skewX (-0.00628318530717958) rotate (-0.00628318530718033) translate (10.358cm 21.329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3" draw:id="id13" draw:layer="layout" svg:width="3.968cm" svg:height="0.803cm" draw:transform="skewX (-0.00628318530717958) rotate (-0.00628318530718033) translate (7.025cm 22.3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619cm" svg:y1="16.579cm" svg:x2="14.01cm" svg:y2="20.823cm" draw:start-shape="id6" draw:start-glue-point="2" draw:end-shape="id11" draw:end-glue-point="3" svg:d="M3619 16579l10391 4244" svg:viewBox="0 0 10392 4245">
          <text:p/>
        </draw:connector>
        <draw:connector draw:style-name="gr4" draw:text-style-name="P4" draw:layer="layout" draw:type="line" svg:x1="3.619cm" svg:y1="16.579cm" svg:x2="10.358cm" svg:y2="21.73cm" draw:start-shape="id6" draw:start-glue-point="2" draw:end-shape="id12" draw:end-glue-point="3" svg:d="M3619 16579l6739 5151" svg:viewBox="0 0 6740 5152">
          <text:p/>
        </draw:connector>
        <draw:connector draw:style-name="gr4" draw:text-style-name="P4" draw:layer="layout" draw:type="line" svg:x1="3.619cm" svg:y1="16.579cm" svg:x2="7.025cm" svg:y2="22.741cm" draw:start-shape="id6" draw:start-glue-point="2" draw:end-shape="id13" draw:end-glue-point="3" svg:d="M3619 16579l3406 6162" svg:viewBox="0 0 3407 6163">
          <text:p/>
        </draw:connector>
        <draw:connector draw:style-name="gr4" draw:text-style-name="P4" draw:layer="layout" draw:type="line" svg:x1="15.994cm" svg:y1="20.434cm" svg:x2="10.762cm" svg:y2="16.896cm" draw:start-shape="id11" draw:start-glue-point="0" draw:end-shape="id9" draw:end-glue-point="2" svg:d="M15994 20434l-5232-3538" svg:viewBox="0 0 5233 3539">
          <text:p/>
        </draw:connector>
        <draw:connector draw:style-name="gr4" draw:text-style-name="P4" draw:layer="layout" draw:type="line" svg:x1="12.342cm" svg:y1="21.341cm" svg:x2="10.762cm" svg:y2="16.896cm" draw:start-shape="id12" draw:start-glue-point="0" draw:end-shape="id9" draw:end-glue-point="2" svg:d="M12342 21341l-1580-4445" svg:viewBox="0 0 1581 4446">
          <text:p/>
        </draw:connector>
        <draw:connector draw:style-name="gr4" draw:text-style-name="P4" draw:layer="layout" draw:type="line" svg:x1="9.009cm" svg:y1="22.352cm" svg:x2="10.762cm" svg:y2="16.896cm" draw:start-shape="id13" draw:start-glue-point="0" draw:end-shape="id9" draw:end-glue-point="2" svg:d="M9009 22352l1753-5456" svg:viewBox="0 0 1754 5457">
          <text:p/>
        </draw:connector>
        <draw:custom-shape draw:style-name="gr5" draw:text-style-name="P5" xml:id="id10" draw:id="id10" draw:layer="layout" svg:width="4.762cm" svg:height="0.793cm" svg:x="14.653cm" svg:y="15.605cm">
          <text:p text:style-name="P1"><text:span text:style-name="T2">g_results_nt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588cm" svg:y1="14.885cm" svg:x2="14.653cm" svg:y2="16.001cm" draw:start-shape="id7" draw:start-glue-point="1" draw:end-shape="id10" draw:end-glue-point="3" svg:d="M12588 14885l2065 1116" svg:viewBox="0 0 2066 1117">
          <text:p/>
        </draw:connector>
        <draw:connector draw:style-name="gr4" draw:text-style-name="P4" draw:layer="layout" draw:type="line" svg:x1="12.588cm" svg:y1="13.457cm" svg:x2="14.653cm" svg:y2="16.001cm" draw:start-shape="id5" draw:start-glue-point="1" draw:end-shape="id10" draw:end-glue-point="3" svg:d="M12588 13457l2065 2544" svg:viewBox="0 0 2066 2545">
          <text:p/>
        </draw:connector>
        <draw:connector draw:style-name="gr4" draw:text-style-name="P4" draw:layer="layout" draw:type="line" svg:x1="6.159cm" svg:y1="8.448cm" svg:x2="8.62cm" svg:y2="14.86cm" draw:start-shape="id4" draw:start-glue-point="2" draw:end-shape="id7" draw:end-glue-point="3" svg:d="M6159 8448l2461 6412" svg:viewBox="0 0 2462 6413">
          <text:p/>
        </draw:connector>
        <draw:custom-shape draw:style-name="gr3" draw:text-style-name="P3" xml:id="id4" draw:id="id4" draw:layer="layout" svg:width="3.968cm" svg:height="0.803cm" draw:transform="skewX (-0.00628318530717958) rotate (-0.00628318530718033) translate (4.175cm 7.633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5.843cm" svg:y1="6.418cm" svg:x2="6.159cm" svg:y2="7.645cm" draw:start-shape="id1" draw:start-glue-point="2" draw:end-shape="id4" svg:d="M5843 6418l316 1227" svg:viewBox="0 0 317 1228">
          <text:p/>
        </draw:connector>
        <draw:connector draw:style-name="gr4" draw:text-style-name="P4" draw:layer="layout" draw:type="line" svg:x1="8.143cm" svg:y1="8.059cm" svg:x2="15.128cm" svg:y2="8.778cm" draw:start-shape="id4" draw:start-glue-point="1" draw:end-shape="id14" draw:end-glue-point="6" svg:d="M8143 8059l6985 719" svg:viewBox="0 0 6986 720">
          <text:p/>
        </draw:connector>
        <draw:connector draw:style-name="gr4" draw:text-style-name="P4" draw:layer="layout" draw:type="line" svg:x1="7.827cm" svg:y1="6.029cm" svg:x2="13.7cm" svg:y2="5.683cm" draw:start-shape="id1" draw:start-glue-point="1" draw:end-shape="id3" draw:end-glue-point="3" svg:d="M7827 6029l5873-346" svg:viewBox="0 0 5874 347">
          <text:p/>
        </draw:connector>
        <draw:connector draw:style-name="gr4" draw:text-style-name="P4" draw:layer="layout" draw:type="line" svg:x1="8.143cm" svg:y1="8.059cm" svg:x2="9.81cm" svg:y2="8.989cm" draw:start-shape="id4" draw:start-glue-point="1" draw:end-shape="id15" draw:end-glue-point="0" svg:d="M8143 8059l1667 930" svg:viewBox="0 0 1668 931">
          <text:p/>
        </draw:connector>
        <draw:custom-shape draw:style-name="gr3" draw:text-style-name="P3" xml:id="id15" draw:id="id15" draw:layer="layout" svg:width="3.968cm" svg:height="0.803cm" draw:transform="skewX (-0.00628318530717958) rotate (-0.00628318530718033) translate (7.826cm 8.977cm)">
          <text:p text:style-name="P1"><text:span text:style-name="T1">Find_DB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794cm" svg:y1="9.403cm" svg:x2="15.128cm" svg:y2="8.778cm" draw:start-shape="id15" draw:end-shape="id14" draw:end-glue-point="6" svg:d="M11794 9403l3334-625" svg:viewBox="0 0 3335 626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  <draw:page draw:name="DBOUT Profile and Excluded Lines" draw:style-name="dp1" draw:master-page-name="Default">
        <draw:custom-shape draw:style-name="gr10" draw:text-style-name="P2" draw:layer="layout" svg:width="13.018cm" svg:height="11.747cm" svg:x="6.555cm" svg:y="7.734cm">
          <text:p text:style-name="P1"><text:span text:style-name="T1">PROFILER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5.874cm" svg:height="2.54cm" svg:x="1.703cm" svg:y="4.107cm">
          <text:p text:style-name="P1"><text:span text:style-name="T1">WTPLSQL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6" draw:id="id16" draw:layer="layout" svg:width="3.968cm" svg:height="0.803cm" draw:transform="skewX (-0.00628318530717958) rotate (-0.00628318530718033) translate (2.497cm 5.377cm)">
          <text:p text:style-name="P1"><text:span text:style-name="T1">test_run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4.481cm" svg:y1="6.192cm" svg:x2="7.668cm" svg:y2="14.053cm" draw:start-shape="id16" draw:start-glue-point="2" draw:end-shape="id17" svg:d="M4481 6192l3187 7861" svg:viewBox="0 0 3188 7862">
          <text:p/>
        </draw:connector>
        <draw:custom-shape draw:style-name="gr3" draw:text-style-name="P3" xml:id="id17" draw:id="id17" draw:layer="layout" svg:width="3.968cm" svg:height="0.803cm" draw:transform="skewX (-0.00628318530717958) rotate (-0.00628318530718033) translate (7.668cm 13.652cm)">
          <text:p text:style-name="P1"><text:span text:style-name="T1">fin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8" draw:id="id18" draw:layer="layout" svg:width="4.762cm" svg:height="0.793cm" svg:x="14.335cm" svg:y="9.163cm">
          <text:p text:style-name="P1"><text:span text:style-name="T2">Excluded Lines array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636cm" svg:y1="14.078cm" svg:x2="14.335cm" svg:y2="9.559cm" draw:start-shape="id17" draw:start-glue-point="1" draw:end-shape="id18" svg:d="M11636 14078l2699-4519" svg:viewBox="0 0 2700 4520">
          <text:p/>
        </draw:connector>
        <draw:connector draw:style-name="gr4" draw:text-style-name="P4" draw:layer="layout" draw:type="line" svg:x1="4.481cm" svg:y1="6.192cm" svg:x2="3.301cm" svg:y2="18.03cm" draw:start-shape="id16" draw:start-glue-point="2" draw:end-shape="id19" draw:end-glue-point="0" svg:d="M4481 6192l-1180 11838" svg:viewBox="0 0 1181 11839">
          <text:p/>
        </draw:connector>
        <draw:custom-shape draw:style-name="gr3" draw:text-style-name="P3" xml:id="id24" draw:id="id24" draw:layer="layout" svg:width="3.968cm" svg:height="0.803cm" draw:transform="skewX (-0.00628318530717958) rotate (-0.00628318530718033) translate (7.65cm 11.544cm)">
          <text:p text:style-name="P1"><text:span text:style-name="T1">Initializ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8" draw:layer="layout" svg:width="13.336cm" svg:height="4.763cm" svg:x="6.079cm" svg:y="20.208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3" draw:id="id23" draw:layer="layout" svg:width="3.968cm" svg:height="0.803cm" draw:transform="skewX (-0.00628318530717958) rotate (-0.00628318530718033) translate (7.35cm 18.151cm)">
          <text:p text:style-name="P1"><text:span text:style-name="T1">paus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19" draw:id="id19" draw:layer="layout" svg:width="3.968cm" svg:height="0.803cm" draw:transform="skewX (-0.00628318530717958) rotate (-0.00628318530718033) translate (1.317cm 18.018cm)">
          <text:p text:style-name="P1"><text:span text:style-name="T1">Test Runn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0" draw:id="id20" draw:layer="layout" svg:width="3.968cm" svg:height="0.803cm" draw:transform="skewX (-0.00628318530717958) rotate (-0.00628318530718033) translate (13.668cm 21.786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1" draw:id="id21" draw:layer="layout" svg:width="3.968cm" svg:height="0.803cm" draw:transform="skewX (-0.00628318530717958) rotate (-0.00628318530718033) translate (10.016cm 22.693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2" draw:id="id22" draw:layer="layout" svg:width="3.968cm" svg:height="0.803cm" draw:transform="skewX (-0.00628318530717958) rotate (-0.00628318530718033) translate (6.683cm 23.704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301cm" svg:y1="18.833cm" svg:x2="13.668cm" svg:y2="22.187cm" draw:start-shape="id19" draw:start-glue-point="2" draw:end-shape="id20" draw:end-glue-point="3" svg:d="M3301 18833l10367 3354" svg:viewBox="0 0 10368 3355">
          <text:p/>
        </draw:connector>
        <draw:connector draw:style-name="gr4" draw:text-style-name="P4" draw:layer="layout" draw:type="line" svg:x1="3.301cm" svg:y1="18.833cm" svg:x2="10.016cm" svg:y2="23.094cm" draw:start-shape="id19" draw:start-glue-point="2" draw:end-shape="id21" draw:end-glue-point="3" svg:d="M3301 18833l6715 4261" svg:viewBox="0 0 6716 4262">
          <text:p/>
        </draw:connector>
        <draw:connector draw:style-name="gr4" draw:text-style-name="P4" draw:layer="layout" draw:type="line" svg:x1="3.301cm" svg:y1="18.833cm" svg:x2="6.683cm" svg:y2="24.105cm" draw:start-shape="id19" draw:start-glue-point="2" draw:end-shape="id22" draw:end-glue-point="3" svg:d="M3301 18833l3382 5272" svg:viewBox="0 0 3383 5273">
          <text:p/>
        </draw:connector>
        <draw:connector draw:style-name="gr4" draw:text-style-name="P4" draw:layer="layout" draw:type="line" svg:x1="15.652cm" svg:y1="21.798cm" svg:x2="9.334cm" svg:y2="18.966cm" draw:start-shape="id20" draw:start-glue-point="0" draw:end-shape="id23" draw:end-glue-point="2" svg:d="M15652 21798l-6318-2832" svg:viewBox="0 0 6319 2833">
          <text:p/>
        </draw:connector>
        <draw:connector draw:style-name="gr4" draw:text-style-name="P4" draw:layer="layout" draw:type="line" svg:x1="12cm" svg:y1="22.705cm" svg:x2="9.334cm" svg:y2="18.966cm" draw:start-shape="id21" draw:start-glue-point="0" draw:end-shape="id23" draw:end-glue-point="2" svg:d="M12000 22705l-2666-3739" svg:viewBox="0 0 2667 3740">
          <text:p/>
        </draw:connector>
        <draw:connector draw:style-name="gr4" draw:text-style-name="P4" draw:layer="layout" draw:type="line" svg:x1="8.667cm" svg:y1="23.716cm" svg:x2="9.334cm" svg:y2="18.966cm" draw:start-shape="id22" draw:start-glue-point="0" draw:end-shape="id23" draw:end-glue-point="2" svg:d="M8667 23716l667-4750" svg:viewBox="0 0 668 4751">
          <text:p/>
        </draw:connector>
        <draw:connector draw:style-name="gr4" draw:text-style-name="P4" draw:layer="layout" draw:type="line" svg:x1="4.481cm" svg:y1="6.192cm" svg:x2="7.65cm" svg:y2="11.945cm" draw:start-shape="id16" draw:start-glue-point="2" draw:end-shape="id24" draw:end-glue-point="3" svg:d="M4481 6192l3169 5753" svg:viewBox="0 0 3170 5754">
          <text:p/>
        </draw:connector>
        <draw:custom-shape draw:style-name="gr3" draw:text-style-name="P3" xml:id="id25" draw:id="id25" draw:layer="layout" svg:width="3.968cm" svg:height="0.803cm" draw:transform="skewX (-0.00628318530717958) rotate (-0.00628318530718033) translate (11.001cm 17.1cm)">
          <text:p text:style-name="P1"><text:span text:style-name="T1">resum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5.652cm" svg:y1="21.798cm" svg:x2="12.985cm" svg:y2="17.915cm" draw:start-shape="id20" draw:start-glue-point="0" draw:end-shape="id25" draw:end-glue-point="2" svg:d="M15652 21798l-2667-3883" svg:viewBox="0 0 2668 3884">
          <text:p/>
        </draw:connector>
        <draw:connector draw:style-name="gr4" draw:text-style-name="P4" draw:layer="layout" draw:type="line" svg:x1="12cm" svg:y1="22.705cm" svg:x2="12.985cm" svg:y2="17.915cm" draw:start-shape="id21" draw:start-glue-point="0" draw:end-shape="id25" draw:end-glue-point="2" svg:d="M12000 22705l985-4790" svg:viewBox="0 0 986 4791">
          <text:p/>
        </draw:connector>
        <draw:connector draw:style-name="gr4" draw:text-style-name="P4" draw:layer="layout" draw:type="line" svg:x1="8.667cm" svg:y1="23.716cm" svg:x2="12.985cm" svg:y2="17.915cm" draw:start-shape="id22" draw:start-glue-point="0" draw:end-shape="id25" draw:end-glue-point="2" svg:d="M8667 23716l4318-5801" svg:viewBox="0 0 4319 5802">
          <text:p/>
        </draw:connector>
        <draw:custom-shape draw:style-name="gr6" draw:text-style-name="P6" xml:id="id26" draw:id="id26" draw:layer="layout" svg:width="4.445cm" svg:height="1.27cm" svg:x="15.765cm" svg:y="16.782cm">
          <text:p text:style-name="P1"><text:span text:style-name="T3">PLSQL_PROFILER_DATA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5cm" svg:y2="17.417cm" draw:start-shape="id17" draw:end-shape="id26" draw:end-glue-point="6" svg:d="M11636 14078l4129 3339" svg:viewBox="0 0 4130 3340">
          <text:p/>
        </draw:connector>
        <draw:custom-shape draw:style-name="gr6" draw:text-style-name="P6" xml:id="id27" draw:id="id27" draw:layer="layout" svg:width="4.445cm" svg:height="1.27cm" svg:x="15.763cm" svg:y="15.512cm">
          <text:p text:style-name="P1"><text:span text:style-name="T3">PLSQL_PROFILER_UNIT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6.147cm" draw:start-shape="id17" draw:start-glue-point="1" draw:end-shape="id27" draw:end-glue-point="6" svg:d="M11636 14078l4127 2069" svg:viewBox="0 0 4128 2070">
          <text:p/>
        </draw:connector>
        <draw:custom-shape draw:style-name="gr6" draw:text-style-name="P6" xml:id="id28" draw:id="id28" draw:layer="layout" svg:width="4.445cm" svg:height="1.27cm" svg:x="15.763cm" svg:y="14.242cm">
          <text:p text:style-name="P1"><text:span text:style-name="T3">PLSQL_PROFILER_RUN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63cm" svg:y2="14.877cm" draw:start-shape="id17" draw:start-glue-point="1" draw:end-shape="id28" draw:end-glue-point="6" svg:d="M11636 14078l4127 799" svg:viewBox="0 0 4128 800">
          <text:p/>
        </draw:connector>
        <draw:connector draw:style-name="gr4" draw:text-style-name="P4" draw:layer="layout" draw:type="line" svg:x1="9.634cm" svg:y1="11.556cm" svg:x2="9.969cm" svg:y2="10.374cm" draw:start-shape="id24" draw:start-glue-point="0" draw:end-shape="id29" draw:end-glue-point="2" svg:d="M9634 11556l335-1182" svg:viewBox="0 0 336 1183">
          <text:p/>
        </draw:connector>
        <draw:custom-shape draw:style-name="gr3" draw:text-style-name="P3" xml:id="id29" draw:id="id29" draw:layer="layout" svg:width="3.968cm" svg:height="0.803cm" draw:transform="skewX (-0.00628318530717958) rotate (-0.00628318530718033) translate (7.985cm 9.559cm)">
          <text:p text:style-name="P1"><text:span text:style-name="T1">Find_Excluded Lin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1.953cm" svg:y1="9.985cm" svg:x2="14.335cm" svg:y2="9.559cm" draw:start-shape="id29" draw:end-shape="id18" svg:d="M11953 9985l2382-426" svg:viewBox="0 0 2383 427">
          <text:p/>
        </draw:connector>
        <draw:custom-shape draw:style-name="gr6" draw:text-style-name="P6" xml:id="id30" draw:id="id30" draw:layer="layout" svg:width="4.445cm" svg:height="1.27cm" svg:x="15.745cm" svg:y="12.973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745cm" svg:y2="13.608cm" draw:start-shape="id17" draw:start-glue-point="1" draw:end-shape="id30" draw:end-glue-point="6" svg:d="M11636 14078l4109-470" svg:viewBox="0 0 4110 471">
          <text:p/>
        </draw:connector>
        <draw:custom-shape draw:style-name="gr6" draw:text-style-name="P6" xml:id="id31" draw:id="id31" draw:layer="layout" svg:width="4.445cm" svg:height="1.27cm" svg:x="15.605cm" svg:y="11.703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2" draw:id="id32" draw:layer="layout" svg:width="4.445cm" svg:height="1.27cm" svg:x="15.571cm" svg:y="10.366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1.636cm" svg:y1="14.078cm" svg:x2="15.605cm" svg:y2="12.338cm" draw:start-shape="id17" draw:start-glue-point="1" draw:end-shape="id31" draw:end-glue-point="6" svg:d="M11636 14078l3969-1740" svg:viewBox="0 0 3970 1741">
          <text:p/>
        </draw:connector>
        <draw:connector draw:style-name="gr4" draw:text-style-name="P4" draw:layer="layout" draw:type="line" svg:x1="11.636cm" svg:y1="14.078cm" svg:x2="15.571cm" svg:y2="11.001cm" draw:start-shape="id17" draw:start-glue-point="1" draw:end-shape="id32" draw:end-glue-point="6" svg:d="M11636 14078l3935-3077" svg:viewBox="0 0 3936 3078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  <draw:page draw:name="Ad-Hoc Assertion and Test Results" draw:style-name="dp1" draw:master-page-name="Default">
        <draw:custom-shape draw:style-name="gr13" draw:text-style-name="P8" draw:layer="layout" svg:width="5.339cm" svg:height="2.381cm" svg:x="8.361cm" svg:y="15.605cm">
          <text:p text:style-name="P7"><text:span text:style-name="T1">RESULTS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xml:id="id41" draw:id="id41" draw:layer="layout" svg:width="4.445cm" svg:height="1.27cm" svg:x="14.934cm" svg:y="6.648cm">
          <text:p text:style-name="P1"><text:span text:style-name="T3">RESULT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0" draw:id="id40" draw:layer="layout" svg:width="4.445cm" svg:height="1.27cm" svg:x="14.96cm" svg:y="5.378cm">
          <text:p text:style-name="P1"><text:span text:style-name="T3">TEST_RUNS 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3" draw:id="id43" draw:layer="layout" svg:width="4.445cm" svg:height="1.27cm" svg:x="14.968cm" svg:y="10.525cm">
          <text:p text:style-name="P1"><text:span text:style-name="T3">EXCLUDED_LINES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2" draw:id="id42" draw:layer="layout" svg:width="4.445cm" svg:height="1.27cm" svg:x="14.968cm" svg:y="9.255cm">
          <text:p text:style-name="P1"><text:span text:style-name="T3">NOT_EXECUTAB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13.018cm" svg:height="4.841cm" svg:x="6.714cm" svg:y="19.019cm">
          <text:p text:style-name="P7"><text:span text:style-name="T1">ASSE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7" draw:id="id37" draw:layer="layout" svg:width="3.968cm" svg:height="0.803cm" draw:transform="skewX (-0.00628318530717958) rotate (-0.00628318530718033) translate (9.097cm 16.682cm)">
          <text:p text:style-name="P1"><text:span text:style-name="T1">save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xml:id="id33" draw:id="id33" draw:layer="layout" svg:width="3.968cm" svg:height="0.803cm" draw:transform="skewX (-0.00628318530717958) rotate (-0.00628318530718033) translate (1.952cm 16.286cm)">
          <text:p text:style-name="P1"><text:span text:style-name="T1">Ad-Hoc C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4" draw:id="id34" draw:layer="layout" svg:width="3.968cm" svg:height="0.803cm" draw:transform="skewX (-0.00628318530717958) rotate (-0.00628318530718033) translate (14.235cm 20.479cm)">
          <text:p text:style-name="P1"><text:span text:style-name="T1">EQ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5" draw:id="id35" draw:layer="layout" svg:width="3.968cm" svg:height="0.803cm" draw:transform="skewX (-0.00628318530717958) rotate (-0.00628318530718033) translate (10.583cm 21.386cm)">
          <text:p text:style-name="P1"><text:span text:style-name="T1">IsNull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6" draw:id="id36" draw:layer="layout" svg:width="3.968cm" svg:height="0.803cm" draw:transform="skewX (-0.00628318530717958) rotate (-0.00628318530718033) translate (7.25cm 22.397cm)">
          <text:p text:style-name="P1"><text:span text:style-name="T1">EQQuery 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3.936cm" svg:y1="17.101cm" svg:x2="14.235cm" svg:y2="20.88cm" draw:start-shape="id33" draw:start-glue-point="2" draw:end-shape="id34" draw:end-glue-point="3" svg:d="M3936 17101l10299 3779" svg:viewBox="0 0 10300 3780">
          <text:p/>
        </draw:connector>
        <draw:connector draw:style-name="gr4" draw:text-style-name="P4" draw:layer="layout" draw:type="line" svg:x1="3.936cm" svg:y1="17.101cm" svg:x2="10.583cm" svg:y2="21.787cm" draw:start-shape="id33" draw:start-glue-point="2" draw:end-shape="id35" draw:end-glue-point="3" svg:d="M3936 17101l6647 4686" svg:viewBox="0 0 6648 4687">
          <text:p/>
        </draw:connector>
        <draw:connector draw:style-name="gr4" draw:text-style-name="P4" draw:layer="layout" draw:type="line" svg:x1="3.936cm" svg:y1="17.101cm" svg:x2="7.25cm" svg:y2="22.798cm" draw:start-shape="id33" draw:start-glue-point="2" draw:end-shape="id36" draw:end-glue-point="3" svg:d="M3936 17101l3314 5697" svg:viewBox="0 0 3315 5698">
          <text:p/>
        </draw:connector>
        <draw:connector draw:style-name="gr4" draw:text-style-name="P4" draw:layer="layout" draw:type="line" svg:x1="16.219cm" svg:y1="20.491cm" svg:x2="11.081cm" svg:y2="17.497cm" draw:start-shape="id34" draw:start-glue-point="0" draw:end-shape="id37" draw:end-glue-point="2" svg:d="M16219 20491l-5138-2994" svg:viewBox="0 0 5139 2995">
          <text:p/>
        </draw:connector>
        <draw:connector draw:style-name="gr4" draw:text-style-name="P4" draw:layer="layout" draw:type="line" svg:x1="12.567cm" svg:y1="21.398cm" svg:x2="11.081cm" svg:y2="17.497cm" draw:start-shape="id35" draw:start-glue-point="0" draw:end-shape="id37" draw:end-glue-point="2" svg:d="M12567 21398l-1486-3901" svg:viewBox="0 0 1487 3902">
          <text:p/>
        </draw:connector>
        <draw:connector draw:style-name="gr4" draw:text-style-name="P4" draw:layer="layout" draw:type="line" svg:x1="9.234cm" svg:y1="22.409cm" svg:x2="11.081cm" svg:y2="17.497cm" draw:start-shape="id36" draw:start-glue-point="0" draw:end-shape="id37" draw:end-glue-point="2" svg:d="M9234 22409l1847-4912" svg:viewBox="0 0 1848 4913">
          <text:p/>
        </draw:connector>
        <draw:custom-shape draw:style-name="gr3" draw:text-style-name="P3" xml:id="id38" draw:id="id38" draw:layer="layout" svg:width="3.968cm" svg:height="0.803cm" draw:transform="skewX (-0.00628318530717958) rotate (-0.00628318530718033) translate (5.445cm 13.7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9.097cm" svg:y1="17.083cm" svg:x2="7.429cm" svg:y2="14.515cm" draw:start-shape="id37" draw:start-glue-point="3" draw:end-shape="id38" draw:end-glue-point="2" svg:d="M9097 17083l-1668-2568" svg:viewBox="0 0 1669 2569">
          <text:p/>
        </draw:connector>
        <draw:custom-shape draw:style-name="gr15" draw:text-style-name="P8" draw:layer="layout" svg:width="5.78cm" svg:height="2.381cm" svg:x="5.255cm" svg:y="6.172cm">
          <text:p text:style-name="P7"><text:span text:style-name="T1">TEXT_REPORT Pack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9" draw:id="id39" draw:layer="layout" svg:width="3.968cm" svg:height="0.803cm" draw:transform="skewX (-0.00628318530717958) rotate (-0.00628318530718033) translate (6.238cm 7.283cm)">
          <text:p text:style-name="P1"><text:span text:style-name="T1">dbms_out proced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206cm" svg:y1="7.709cm" svg:x2="14.96cm" svg:y2="6.013cm" draw:start-shape="id39" draw:start-glue-point="1" draw:end-shape="id40" draw:end-glue-point="6" svg:d="M10206 7709l4754-1696" svg:viewBox="0 0 4755 1697">
          <text:p/>
        </draw:connector>
        <draw:connector draw:style-name="gr4" draw:text-style-name="P4" draw:layer="layout" draw:type="line" svg:x1="10.206cm" svg:y1="7.709cm" svg:x2="14.934cm" svg:y2="7.283cm" draw:start-shape="id39" draw:start-glue-point="1" draw:end-shape="id41" draw:end-glue-point="6" svg:d="M10206 7709l4728-426" svg:viewBox="0 0 4729 427">
          <text:p/>
        </draw:connector>
        <draw:connector draw:style-name="gr4" draw:text-style-name="P4" draw:layer="layout" draw:type="line" svg:x1="10.206cm" svg:y1="7.709cm" svg:x2="14.968cm" svg:y2="9.89cm" draw:start-shape="id39" draw:start-glue-point="1" draw:end-shape="id42" draw:end-glue-point="6" svg:d="M10206 7709l4762 2181" svg:viewBox="0 0 4763 2182">
          <text:p/>
        </draw:connector>
        <draw:connector draw:style-name="gr4" draw:text-style-name="P4" draw:layer="layout" draw:type="line" svg:x1="10.206cm" svg:y1="7.709cm" svg:x2="14.968cm" svg:y2="11.16cm" draw:start-shape="id39" draw:end-shape="id43" draw:end-glue-point="6" svg:d="M10206 7709l4762 3451" svg:viewBox="0 0 4763 3452">
          <text:p/>
        </draw:connector>
        <draw:custom-shape draw:style-name="gr3" draw:text-style-name="P3" xml:id="id44" draw:id="id44" draw:layer="layout" svg:width="3.968cm" svg:height="0.803cm" draw:transform="skewX (-0.00628318530717958) rotate (-0.00628318530718033) translate (1.952cm 4.775cm)">
          <text:p text:style-name="P1"><text:span text:style-name="T1">DBMS_OUTPU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6.238cm" svg:y1="7.684cm" svg:x2="3.936cm" svg:y2="5.59cm" draw:start-shape="id39" draw:start-glue-point="3" draw:end-shape="id44" draw:end-glue-point="2" svg:d="M6238 7684l-2302-2094" svg:viewBox="0 0 2303 2095">
          <text:p/>
        </draw:connector>
        <draw:custom-shape draw:style-name="gr3" draw:text-style-name="P3" xml:id="id45" draw:id="id45" draw:layer="layout" svg:width="3.968cm" svg:height="0.803cm" draw:transform="skewX (-0.00628318530717958) rotate (-0.00628318530718033) translate (6.444cm 10.648cm)">
          <text:p text:style-name="P1"><text:span text:style-name="T1">Application Expre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4" draw:layer="layout" draw:type="line" svg:x1="10.412cm" svg:y1="11.074cm" svg:x2="14.96cm" svg:y2="6.013cm" draw:start-shape="id45" draw:start-glue-point="1" draw:end-shape="id40" draw:end-glue-point="6" svg:d="M10412 11074l4548-5061" svg:viewBox="0 0 4549 5062">
          <text:p/>
        </draw:connector>
        <draw:connector draw:style-name="gr4" draw:text-style-name="P4" draw:layer="layout" draw:type="line" svg:x1="10.412cm" svg:y1="11.074cm" svg:x2="14.934cm" svg:y2="7.283cm" draw:start-shape="id45" draw:start-glue-point="1" draw:end-shape="id41" draw:end-glue-point="6" svg:d="M10412 11074l4522-3791" svg:viewBox="0 0 4523 3792">
          <text:p/>
        </draw:connector>
        <draw:connector draw:style-name="gr4" draw:text-style-name="P4" draw:layer="layout" draw:type="line" svg:x1="10.412cm" svg:y1="11.074cm" svg:x2="14.968cm" svg:y2="9.89cm" draw:start-shape="id45" draw:start-glue-point="1" draw:end-shape="id42" draw:end-glue-point="6" svg:d="M10412 11074l4556-1184" svg:viewBox="0 0 4557 1185">
          <text:p/>
        </draw:connector>
        <draw:connector draw:style-name="gr4" draw:text-style-name="P4" draw:layer="layout" draw:type="line" svg:x1="10.412cm" svg:y1="11.074cm" svg:x2="14.968cm" svg:y2="11.16cm" draw:start-shape="id45" draw:end-shape="id43" draw:end-glue-point="6" svg:d="M10412 11074l4556 86" svg:viewBox="0 0 4557 87">
          <text:p/>
        </draw:connector>
        <draw:custom-shape draw:style-name="gr6" draw:text-style-name="P6" xml:id="id46" draw:id="id46" draw:layer="layout" svg:width="4.445cm" svg:height="1.27cm" svg:x="14.934cm" svg:y="7.918cm">
          <text:p text:style-name="P1"><text:span text:style-name="T3">DBOUT_PROFILE</text:span></text:p>
          <text:p text:style-name="P1"><text:span text:style-name="T3">Tab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10.206cm" svg:y1="7.709cm" svg:x2="14.934cm" svg:y2="8.553cm" draw:start-shape="id39" draw:start-glue-point="1" draw:end-shape="id46" draw:end-glue-point="6" svg:d="M10206 7709l4728 844" svg:viewBox="0 0 4729 845">
          <text:p/>
        </draw:connector>
        <draw:connector draw:style-name="gr4" draw:text-style-name="P4" draw:layer="layout" draw:type="line" svg:x1="10.412cm" svg:y1="11.074cm" svg:x2="14.934cm" svg:y2="8.553cm" draw:start-shape="id45" draw:start-glue-point="1" draw:end-shape="id46" draw:end-glue-point="6" svg:d="M10412 11074l4522-2521" svg:viewBox="0 0 4523 2522">
          <text:p/>
        </draw:connector>
        <draw:frame draw:style-name="gr9" draw:text-style-name="P11" draw:layer="layout" svg:width="7.62cm" svg:height="0.721cm" svg:x="1.635cm" svg:y="2.59cm">
          <draw:text-box>
            <text:p text:style-name="P10"><text:span text:style-name="T4"><loext:page-name>&lt;page-name&gt;</loext:page-name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adornments="Regular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4D60FB4967481DFF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66cc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Empty" draw:fill-image-width="0.282cm" draw:fill-image-height="0.282cm" style:repeat="repeat" draw:fill-image-ref-point-x="0%" draw:fill-image-ref-point-y="0%" draw:fill-image-ref-point="center" draw:tile-repeat-offset="0% vertical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svg:stroke-color="#3465a4" draw:fill="none" draw:fill-color="#ffffff" draw:textarea-horizontal-align="center" draw:textarea-vertical-align="middle" draw:auto-grow-height="false" draw:auto-grow-width="false" fo:min-height="1.062cm" fo:min-width="9.184cm"/>
    </style:style>
    <style:style style:name="Mgr2" style:family="graphic" style:parent-style-name="standard">
      <style:graphic-properties draw:stroke="none" svg:stroke-color="#000000" draw:fill="none" draw:fill-color="#ffffff" fo:min-height="0.704cm"/>
    </style:style>
    <style:style style:name="MP1" style:family="paragraph">
      <style:paragraph-properties fo:text-align="center">
        <style:tab-stops/>
      </style:paragraph-properties>
    </style:style>
    <style:style style:name="MP2" style:family="paragraph">
      <loext:graphic-properties draw:fill="none" draw:fill-color="#ffffff"/>
      <style:paragraph-properties fo:text-align="center">
        <style:tab-stops/>
      </style:paragraph-properties>
      <style:text-properties fo:font-size="12pt"/>
    </style:style>
    <style:style style:name="MP3" style:family="paragraph">
      <style:paragraph-properties fo:text-align="center" style:writing-mode="lr-tb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style:font-name="Arial" fo:font-size="12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2" draw:layer="backgroundobjects" svg:width="7.62cm" svg:height="0.635cm" svg:x="12.43cm" svg:y="25.765cm">
        <draw:text-box>
          <text:p text:style-name="MP1"><text:span text:style-name="MT1"><text:date style:data-style-name="D1" text:date-value="2018-01-21">1/21/18</text:date></text:span><text:span text:style-name="MT1"> <text:s text:c="3"/>Page </text:span><text:span text:style-name="MT1"><text:page-number>&lt;number&gt;</text:page-number></text:span><text:span text:style-name="MT1"> of </text:span><text:span text:style-name="MT1"><text:page-count>3</text:page-count></text:span></text:p>
        </draw:text-box>
      </draw:frame>
      <draw:frame draw:style-name="Mgr2" draw:text-style-name="MP4" draw:layer="backgroundobjects" svg:width="7.62cm" svg:height="0.954cm" svg:x="1.635cm" svg:y="1.635cm">
        <draw:text-box>
          <text:p text:style-name="MP3">WtPLSQL Call Tree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3T15:38:11.589000000</meta:creation-date>
    <meta:editing-cycles>116</meta:editing-cycles>
    <meta:editing-duration>P1DT14H6M26S</meta:editing-duration>
    <dc:date>2018-01-21T08:53:51.943000000</dc:date>
    <meta:generator>LibreOffice/5.3.6.1$Windows_X86_64 LibreOffice_project/686f202eff87ef707079aeb7f485847613344eb7</meta:generator>
    <meta:document-statistic meta:object-count="119"/>
  </office:meta>
</office:document-meta>
</file>